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null-year="1980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ID влияющих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; 7; 8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; 1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ru" fo:country="RU" style:font-name-asian="Noto Sans CJK JP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.00.0000</text:date>, <text:time style:data-style-name="N2" text:time-value="20:57:20.11257325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0:37:43.998580709</meta:creation-date>
    <dc:date>2022-08-28T00:40:16.039857279</dc:date>
    <meta:editing-duration>PT2M33S</meta:editing-duration>
    <meta:editing-cycles>1</meta:editing-cycles>
    <meta:generator>LibreOffice/7.6.4.1$Linux_X86_64 LibreOffice_project/e19e193f88cd6c0525a17fb7a176ed8e6a3e2aa1</meta:generator>
    <meta:document-statistic meta:table-count="1" meta:cell-count="39" meta:object-count="0"/>
  </office:meta>
</office:document-meta>
</file>